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58a0" officeooo:paragraph-rsid="001b58a0"/>
    </style:style>
    <style:style style:name="P2" style:family="paragraph" style:parent-style-name="Standard">
      <style:text-properties officeooo:rsid="001b58a0" officeooo:paragraph-rsid="001b58a0" loext:padding="0cm" loext:border="none"/>
    </style:style>
    <style:style style:name="P3" style:family="paragraph" style:parent-style-name="Standard">
      <style:text-properties officeooo:rsid="001c4028" officeooo:paragraph-rsid="001c4028"/>
    </style:style>
    <style:style style:name="P4" style:family="paragraph" style:parent-style-name="Standard">
      <style:text-properties officeooo:rsid="001e4fe5" officeooo:paragraph-rsid="001e4fe5"/>
    </style:style>
    <style:style style:name="P5" style:family="paragraph" style:parent-style-name="Standard">
      <style:text-properties officeooo:rsid="001eaaa1" officeooo:paragraph-rsid="001eaaa1"/>
    </style:style>
    <style:style style:name="P6" style:family="paragraph" style:parent-style-name="Standard">
      <style:text-properties officeooo:rsid="0020aa02" officeooo:paragraph-rsid="0020aa02"/>
    </style:style>
    <style:style style:name="P7" style:family="paragraph" style:parent-style-name="Standard">
      <style:text-properties officeooo:rsid="0020aa02" officeooo:paragraph-rsid="00394ce9"/>
    </style:style>
    <style:style style:name="P8" style:family="paragraph" style:parent-style-name="Standard">
      <style:text-properties officeooo:rsid="0020aa02" officeooo:paragraph-rsid="00404ca4"/>
    </style:style>
    <style:style style:name="P9" style:family="paragraph" style:parent-style-name="Standard">
      <style:text-properties officeooo:rsid="00210d90" officeooo:paragraph-rsid="00210d90"/>
    </style:style>
    <style:style style:name="P10" style:family="paragraph" style:parent-style-name="Standard">
      <style:text-properties officeooo:rsid="0023e110" officeooo:paragraph-rsid="0023e110"/>
    </style:style>
    <style:style style:name="P11" style:family="paragraph" style:parent-style-name="Standard">
      <style:text-properties officeooo:rsid="0025a0b4" officeooo:paragraph-rsid="0025a0b4"/>
    </style:style>
    <style:style style:name="P12" style:family="paragraph" style:parent-style-name="Standard">
      <style:text-properties officeooo:rsid="0026dddd" officeooo:paragraph-rsid="0026dddd"/>
    </style:style>
    <style:style style:name="P13" style:family="paragraph" style:parent-style-name="Standard">
      <style:text-properties officeooo:rsid="00285dc3" officeooo:paragraph-rsid="00285dc3"/>
    </style:style>
    <style:style style:name="P14" style:family="paragraph" style:parent-style-name="Standard">
      <style:paragraph-properties fo:margin-top="0.106cm" fo:margin-bottom="0.247cm" style:contextual-spacing="false"/>
    </style:style>
    <style:style style:name="P15" style:family="paragraph" style:parent-style-name="Standard">
      <style:text-properties officeooo:rsid="00317261" officeooo:paragraph-rsid="00317261"/>
    </style:style>
    <style:style style:name="P16" style:family="paragraph" style:parent-style-name="Standard">
      <style:paragraph-properties fo:margin-top="0.106cm" fo:margin-bottom="0.247cm" style:contextual-spacing="false"/>
      <style:text-properties officeooo:rsid="00320575" officeooo:paragraph-rsid="00320575"/>
    </style:style>
    <style:style style:name="P17" style:family="paragraph" style:parent-style-name="Standard">
      <style:text-properties officeooo:rsid="0036cc0f" officeooo:paragraph-rsid="0036cc0f"/>
    </style:style>
    <style:style style:name="P18" style:family="paragraph" style:parent-style-name="Standard">
      <style:text-properties officeooo:rsid="00394ce9" officeooo:paragraph-rsid="00394ce9"/>
    </style:style>
    <style:style style:name="P19" style:family="paragraph" style:parent-style-name="Standard">
      <style:text-properties officeooo:rsid="003ade39" officeooo:paragraph-rsid="003ade39"/>
    </style:style>
    <style:style style:name="P20" style:family="paragraph" style:parent-style-name="Standard">
      <style:text-properties officeooo:rsid="003ea16f" officeooo:paragraph-rsid="003ea16f"/>
    </style:style>
    <style:style style:name="P21" style:family="paragraph" style:parent-style-name="Standard">
      <style:text-properties officeooo:rsid="003ea16f" officeooo:paragraph-rsid="004cb0fe"/>
    </style:style>
    <style:style style:name="P22" style:family="paragraph" style:parent-style-name="Standard">
      <style:text-properties officeooo:rsid="00404ca4" officeooo:paragraph-rsid="00404ca4"/>
    </style:style>
    <style:style style:name="P23" style:family="paragraph" style:parent-style-name="Standard">
      <style:text-properties officeooo:rsid="00404ca4" officeooo:paragraph-rsid="004a2f71"/>
    </style:style>
    <style:style style:name="P24" style:family="paragraph" style:parent-style-name="Standard">
      <style:text-properties officeooo:rsid="0040e9fe" officeooo:paragraph-rsid="0040e9fe"/>
    </style:style>
    <style:style style:name="P25" style:family="paragraph" style:parent-style-name="Standard">
      <style:text-properties officeooo:rsid="0043d9f5" officeooo:paragraph-rsid="0043d9f5"/>
    </style:style>
    <style:style style:name="P26" style:family="paragraph" style:parent-style-name="Standard">
      <style:text-properties officeooo:rsid="004b82d8" officeooo:paragraph-rsid="004b82d8"/>
    </style:style>
    <style:style style:name="P27" style:family="paragraph" style:parent-style-name="Text_20_body">
      <style:text-properties officeooo:rsid="004b82d8" officeooo:paragraph-rsid="004b82d8"/>
    </style:style>
    <style:style style:name="P28" style:family="paragraph" style:parent-style-name="Standard">
      <style:text-properties style:use-window-font-color="true" loext:opacity="0%" officeooo:rsid="004f1fe4" officeooo:paragraph-rsid="004f1fe4" fo:background-color="transparent"/>
    </style:style>
    <style:style style:name="P29" style:family="paragraph" style:parent-style-name="Standard">
      <style:text-properties officeooo:rsid="004f4dab" officeooo:paragraph-rsid="004f4dab"/>
    </style:style>
    <style:style style:name="P30" style:family="paragraph" style:parent-style-name="Standard">
      <style:text-properties officeooo:rsid="004f4dab" officeooo:paragraph-rsid="0051c345"/>
    </style:style>
    <style:style style:name="P31" style:family="paragraph" style:parent-style-name="Standard">
      <style:text-properties officeooo:rsid="0051c345" officeooo:paragraph-rsid="0051c345"/>
    </style:style>
    <style:style style:name="P32" style:family="paragraph" style:parent-style-name="Standard">
      <style:text-properties officeooo:paragraph-rsid="005534c8"/>
    </style:style>
    <style:style style:name="P33" style:family="paragraph" style:parent-style-name="Standard">
      <style:text-properties officeooo:paragraph-rsid="00590442"/>
    </style:style>
    <style:style style:name="P34" style:family="paragraph" style:parent-style-name="Standard">
      <style:text-properties fo:color="#069a2e" loext:opacity="100%" officeooo:rsid="00394ce9" officeooo:paragraph-rsid="00590442"/>
    </style:style>
    <style:style style:name="P35" style:family="paragraph" style:parent-style-name="Standard">
      <style:text-properties officeooo:rsid="00590442" officeooo:paragraph-rsid="00590442"/>
    </style:style>
    <style:style style:name="P36" style:family="paragraph" style:parent-style-name="Standard">
      <style:text-properties fo:color="#000000" loext:opacity="100%" officeooo:rsid="00590442" officeooo:paragraph-rsid="00590442" fo:background-color="#f7f7f7"/>
    </style:style>
    <style:style style:name="P37" style:family="paragraph" style:parent-style-name="Text_20_body" style:list-style-name="L1"/>
    <style:style style:name="P38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loext:padding="0cm" loext:border="none"/>
    </style:style>
    <style:style style:name="T2" style:family="text">
      <style:text-properties fo:color="#069a2e" loext:opacity="100%"/>
    </style:style>
    <style:style style:name="T3" style:family="text">
      <style:text-properties fo:color="#069a2e" loext:opacity="100%" officeooo:rsid="00394ce9"/>
    </style:style>
    <style:style style:name="T4" style:family="text">
      <style:text-properties fo:color="#069a2e" loext:opacity="100%" officeooo:rsid="004a2f71"/>
    </style:style>
    <style:style style:name="T5" style:family="text">
      <style:text-properties fo:color="#069a2e" loext:opacity="100%" officeooo:rsid="004d9367"/>
    </style:style>
    <style:style style:name="T6" style:family="text">
      <style:text-properties fo:color="#069a2e" loext:opacity="100%" officeooo:rsid="00404ca4"/>
    </style:style>
    <style:style style:name="T7" style:family="text">
      <style:text-properties fo:color="#069a2e" loext:opacity="100%" officeooo:rsid="0051c345"/>
    </style:style>
    <style:style style:name="T8" style:family="text">
      <style:text-properties fo:color="#069a2e" loext:opacity="100%" officeooo:rsid="00532505"/>
    </style:style>
    <style:style style:name="T9" style:family="text">
      <style:text-properties fo:color="#069a2e" loext:opacity="100%" style:text-underline-style="solid" style:text-underline-width="auto" style:text-underline-color="font-color" fo:font-weight="bold" officeooo:rsid="004d9367" style:font-weight-asian="bold" style:font-weight-complex="bold"/>
    </style:style>
    <style:style style:name="T10" style:family="text">
      <style:text-properties fo:color="#069a2e" loext:opacity="100%" officeooo:rsid="005534c8"/>
    </style:style>
    <style:style style:name="T11" style:family="text">
      <style:text-properties fo:color="#069a2e" loext:opacity="100%" officeooo:rsid="00572dd9"/>
    </style:style>
    <style:style style:name="T12" style:family="text">
      <style:text-properties fo:color="#069a2e" loext:opacity="100%" officeooo:rsid="00590442"/>
    </style:style>
    <style:style style:name="T13" style:family="text">
      <style:text-properties fo:color="#069a2e" loext:opacity="100%" fo:background-color="#f7f7f7" loext:char-shading-value="0"/>
    </style:style>
    <style:style style:name="T14" style:family="text">
      <style:text-properties officeooo:rsid="002fe30d"/>
    </style:style>
    <style:style style:name="T15" style:family="text">
      <style:text-properties officeooo:rsid="00320575"/>
    </style:style>
    <style:style style:name="T16" style:family="text">
      <style:text-properties officeooo:rsid="00352ee7"/>
    </style:style>
    <style:style style:name="T17" style:family="text">
      <style:text-properties officeooo:rsid="003ade39"/>
    </style:style>
    <style:style style:name="T18" style:family="text">
      <style:text-properties officeooo:rsid="00404ca4"/>
    </style:style>
    <style:style style:name="T19" style:family="text">
      <style:text-properties officeooo:rsid="00490546"/>
    </style:style>
    <style:style style:name="T20" style:family="text">
      <style:text-properties officeooo:rsid="004a2f71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4a2f71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404ca4" style:font-weight-asian="bold" style:font-weight-complex="bold"/>
    </style:style>
    <style:style style:name="T24" style:family="text">
      <style:text-properties officeooo:rsid="004b82d8"/>
    </style:style>
    <style:style style:name="T25" style:family="text">
      <style:text-properties officeooo:rsid="005534c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 projet : </text:p>
      <text:p text:style-name="P1"/>
      <text:p text:style-name="P2">Reconnaissance d'objet et/ou de personne dans un flux video. </text:p>
      <text:p text:style-name="P1"><text:span text:style-name="T1"/></text:p>
      <text:p text:style-name="P2">Le but : compter des personnes. </text:p>
      <text:p text:style-name="P2">L'application : compter le nombre de personne montant / descendant d'un bus pour avoir des informations sur les arrêts de bus. </text:p>
      <text:p text:style-name="P1"><text:span text:style-name="T1">Problématique : avoir un jeux de donnée respectant l'anonymat des personnes.</text:span> </text:p>
      <text:p text:style-name="P1"/>
      <text:p text:style-name="P1"/>
      <text:p text:style-name="P1">Etapes : </text:p>
      <text:p text:style-name="P1">Apprendre à reconnaître un objet</text:p>
      <text:p text:style-name="P1">Avoir un set de données en lien avec le projet (vue de dessus ?)</text:p>
      <text:p text:style-name="P1"/>
      <text:p text:style-name="P1"/>
      <text:p text:style-name="P3">Env de travail : </text:p>
      <text:p text:style-name="P3">fichier collab en ligne pour la presentation</text:p>
      <text:p text:style-name="P3">GitHub pour versionning et partage</text:p>
      <text:p text:style-name="P3"/>
      <text:p text:style-name="P4">En cours, on n’a pas vu de dectection d’image.</text:p>
      <text:p text:style-name="P4">On a un notebook d’exemple : Copie de IFAGE - Cours 4 - Détection d'objets</text:p>
      <text:p text:style-name="P4"/>
      <text:p text:style-name="P11">J’ai refait l’exemple et extrait les datas dans : <text:span text:style-name="T2">projet_objet1.ipynb</text:span></text:p>
      <text:p text:style-name="P4"/>
      <text:p text:style-name="P5">mon notebook d’apprentissage : </text:p>
      <text:p text:style-name="P5">Efficient Object Detection with YOLOV8 and KerasCV : <text:a xlink:type="simple" xlink:href="https://keras.io/examples/vision/yolov8/" text:style-name="Internet_20_link" text:visited-style-name="Visited_20_Internet_20_Link">https://keras.io/examples/vision/yolov8/</text:a></text:p>
      <text:p text:style-name="P10">mon notebook : <text:span text:style-name="T2">Efficient Object Detection with YOLOV8 and KerasCV.ipynb</text:span></text:p>
      <text:p text:style-name="P28">Dataset : projet Waymo de detection d’objet</text:p>
      <text:p text:style-name="P10"/>
      <text:p text:style-name="P10">&gt; &gt; <text:span text:style-name="T14">ne plante plus, dataset limité à 100 images</text:span></text:p>
      <text:p text:style-name="P10">&gt; &gt; <text:span text:style-name="T14">avec exemple d’utilisation du modele pour faire detection d’une image.</text:span></text:p>
      <text:p text:style-name="P10">&gt; &gt; <text:span text:style-name="T14">cela fonctionne mais resultat pas terrible a cause du dataset limité</text:span></text:p>
      <text:p text:style-name="P10"/>
      <text:p text:style-name="P10"/>
      <text:p text:style-name="P12">Je vais essayer de avec le lien </text:p>
      <text:p text:style-name="P6">tuto Keras_cv :<text:a xlink:type="simple" xlink:href="https://keras.io/guides/keras_cv/object_detection_keras_cv/" text:style-name="Internet_20_link" text:visited-style-name="Visited_20_Internet_20_Link">https://keras.io/guides/keras_cv/object_detection_keras_cv/</text:a></text:p>
      <text:p text:style-name="P13">tuto fonctionne jusqu’au bout : <text:span text:style-name="T2">Object Detection with KerasCV.ipynb</text:span></text:p>
      <text:p text:style-name="P15">fonction d’augmentation d’un coté avec risize, donc resize de l’eval</text:p>
      <text:p text:style-name="P13"/>
      <text:p text:style-name="P6"/>
      <text:p text:style-name="P6"/>
      <text:p text:style-name="P9">Recherche Google a approfondir : </text:p>
      <text:p text:style-name="P6">dataset people counter</text:p>
      <text:p text:style-name="P6"/>
      <text:p text:style-name="P6"><text:a xlink:type="simple" xlink:href="https://www.kaggle.com/datasets/kapilraj/people-boarding-a-bus" office:target-frame-name="_blank" xlink:show="new" text:style-name="Internet_20_link" text:visited-style-name="Visited_20_Internet_20_Link">https://www.kaggle.com/datasets/kapilraj/people-boarding-a-bus</text:a></text:p>
      <text:p text:style-name="P14"><text:a xlink:type="simple" xlink:href="https://github.com/shijieS/people-counting-dataset" text:style-name="Internet_20_link" text:visited-style-name="Visited_20_Internet_20_Link">https://github.com/shijieS/people-counting-dataset</text:a></text:p>
      <text:p text:style-name="P14">” <text:span text:style-name="T15">mail envoyé car téléchargement sur Baidu</text:span></text:p>
      <text:p text:style-name="P14"/>
      <text:p text:style-name="P14"/>
      <text:p text:style-name="P14"><text:soft-page-break/></text:p>
      <text:p text:style-name="P16">Head Detection</text:p>
      <text:p text:style-name="P16"/>
      <text:p text:style-name="P14"><text:a xlink:type="simple" xlink:href="https://universe.roboflow.com/chonlakorn-wiboonsiriruk/head-detection-qwcih/dataset/1" text:style-name="Internet_20_link" text:visited-style-name="Visited_20_Internet_20_Link">https://universe.roboflow.com/chonlakorn-wiboonsiriruk/head-detection-qwcih/dataset/1</text:a></text:p>
      <text:p text:style-name="P14">&gt; &gt; <text:span text:style-name="T16">500 images</text:span></text:p>
      <text:p text:style-name="P14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6">&gt; &gt; <text:span text:style-name="T16">1251 images</text:span></text:p>
      <text:p text:style-name="P6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17">image splitté en Train set, valid set et Test set</text:p>
      <text:p text:style-name="P17"/>
      <text:p text:style-name="P17"/>
      <text:p text:style-name="P17"/>
      <text:p text:style-name="P18">Fichier colab pour Detection Head : <text:span text:style-name="T2">projet_head_detection.ipynb</text:span></text:p>
      <text:p text:style-name="P7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7"/>
      <text:p text:style-name="P7">&gt; &gt; <text:span text:style-name="T17">j’ai un Notebook qui fait de la detection Head sur image</text:span></text:p>
      <text:p text:style-name="P7"><text:s/>&gt; &gt; <text:span text:style-name="T17">V1</text:span></text:p>
      <text:p text:style-name="P7"/>
      <text:p text:style-name="P19">Améliorations : </text:p>
      <text:p text:style-name="P19">dataset contient 3 répertoires : test, train, valid.</text:p>
      <text:p text:style-name="P19">Etre bien au clair sur leur utilité et utiliser les 3 : <text:span text:style-name="T18">train, valid and test</text:span></text:p>
      <text:p text:style-name="P19"/>
      <text:p text:style-name="P22"><text:span text:style-name="T21">Amélioration</text:span><text:span text:style-name="T22">1</text:span><text:span text:style-name="T21"> </text:span>: mettre tout dans un repertoire puis split suivant besoin : <text:span text:style-name="T3">projet_head_detection.</text:span><text:span text:style-name="T2">V1.1</text:span><text:span text:style-name="T3">.ipynb</text:span></text:p>
      <text:p text:style-name="P8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8"/>
      <text:p text:style-name="P25">Résultat dans : <text:a xlink:type="simple" xlink:href="https://wandb.ai/patrick-romand/Head%20Detection?nw=nwuserpatrickromand" text:style-name="Internet_20_link" text:visited-style-name="Visited_20_Internet_20_Link">https://wandb.ai/patrick-romand/Head%20Detection?nw=nwuserpatrickromand</text:a></text:p>
      <text:p text:style-name="P25"/>
      <text:p text:style-name="P23"><text:span text:style-name="T21">Amélioration</text:span><text:span text:style-name="T22">2</text:span><text:span text:style-name="T21"> </text:span>: <text:span text:style-name="T20">garder une partie du dataset pour Test après entrainement (et comparaison)</text:span></text:p>
      <text:p text:style-name="P23"><text:span text:style-name="T3">projet_head_detection.</text:span><text:span text:style-name="T2">V1.</text:span><text:span text:style-name="T4">2</text:span><text:span text:style-name="T3">.ipynb</text:span></text:p>
      <text:p text:style-name="P23"><text:span text:style-name="T3"/></text:p>
      <text:p text:style-name="P30"><text:a xlink:type="simple" xlink:href="https://pyimagesearch.com/2016/11/07/intersection-over-union-iou-for-object-detection/" text:style-name="Internet_20_link" text:visited-style-name="Visited_20_Internet_20_Link"><text:span text:style-name="T3">https://pyimagesearch.com/2016/11/07/intersection-over-union-iou-for-object-detection/</text:span></text:a></text:p>
      <text:p text:style-name="P23"><text:span text:style-name="T3">&gt; &gt; </text:span><text:span text:style-name="T5">Avec étape de validation</text:span></text:p>
      <text:p text:style-name="P23"><text:span text:style-name="T5"/></text:p>
      <text:p text:style-name="P23"><text:span text:style-name="T5">&gt; &gt; </text:span><text:span text:style-name="T7">projet bien</text:span></text:p>
      <text:p text:style-name="P23"><text:span text:style-name="T5"/></text:p>
      <text:p text:style-name="P31"><text:span text:style-name="T5">A</text:span><text:span text:style-name="T2">mélioration3 : </text:span><text:span text:style-name="T3">projet_head_detection.</text:span><text:span text:style-name="T6">V1.</text:span><text:span text:style-name="T8">3</text:span><text:span text:style-name="T3">.ipynb</text:span></text:p>
      <text:p text:style-name="P29"/>
      <text:p text:style-name="P29"><text:span text:style-name="T2"/></text:p>
      <text:p text:style-name="P33"><text:span text:style-name="T23">Amélioration4</text:span><text:span text:style-name="T9"> </text:span><text:span text:style-name="T5">: </text:span><text:span text:style-name="T12">projet_head_detection.V1.4.ipynb</text:span></text:p>
      <text:p text:style-name="P33"><text:span text:style-name="T12">Debug pourquoi plante &gt; &gt; constante </text:span><text:span text:style-name="T13">BOUNDING_BOX_FORMAT</text:span></text:p>
      <text:p text:style-name="P35"><text:span text:style-name="T2"/></text:p>
      <text:p text:style-name="P35"><text:span text:style-name="T2">Todo : </text:span></text:p>
      <text:p text:style-name="P35"><text:span text:style-name="T2">implementer IoU a la compile </text:span><text:a xlink:type="simple" xlink:href="https://keras.io/api/keras_cv/losses/iou_loss/" text:style-name="Internet_20_link" text:visited-style-name="Visited_20_Internet_20_Link">https://keras.io/api/keras_cv/losses/iou_loss/</text:a></text:p>
      <text:p text:style-name="P33"><text:span text:style-name="T12">jourer avec le </text:span><text:span text:style-name="T13">CONFIDENCE_THRESHOLD</text:span></text:p>
      <text:p text:style-name="P35"><text:span text:style-name="T2"/></text:p>
      <text:p text:style-name="P36"><text:soft-page-break/><text:span text:style-name="T2"/></text:p>
      <text:p text:style-name="P35"><text:span text:style-name="T2"/></text:p>
      <text:p text:style-name="P34"/>
      <text:p text:style-name="P21">A lire : <text:a xlink:type="simple" xlink:href="https://keras.io/guides/training_with_built_in_methods/" text:style-name="Internet_20_link" text:visited-style-name="Visited_20_Internet_20_Link">https://keras.io/guides/training_with_built_in_methods/</text:a></text:p>
      <text:p text:style-name="P26">Les différentes étapes d’un projet ML : </text:p>
      <text:p text:style-name="P27">Here's what the typical end-to-end workflow looks like, consisting of:</text:p>
      <text:list text:style-name="L1">
        <text:list-item>
          <text:p text:style-name="P38">Training </text:p>
        </text:list-item>
        <text:list-item>
          <text:p text:style-name="P38">Validation on a holdout set generated from the original training data </text:p>
        </text:list-item>
        <text:list-item>
          <text:p text:style-name="P37">Evaluation on the test data 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4"><text:span text:style-name="T24">P</text:span>arametre de yolo.save : https://keras.io/guides/serialization_and_saving/</text:p>
      <text:p text:style-name="P22"/>
      <text:p text:style-name="P19"/>
      <text:p text:style-name="P20"/>
      <text:p text:style-name="P20"/>
      <text:p text:style-name="P20"><text:a xlink:type="simple" xlink:href="https://docs.wandb.ai/guides/integrations/keras" text:style-name="Internet_20_link" text:visited-style-name="Visited_20_Internet_20_Link">https://docs.wandb.ai/guides/integrations/keras</text:a></text:p>
      <text:p text:style-name="P20"/>
      <text:p text:style-name="P19"/>
      <text:p text:style-name="P19">intégrer Weights &amp; Biases pour avoir des graphs : <text:span text:style-name="T19">ok</text:span></text:p>
      <text:p text:style-name="P19"/>
      <text:p text:style-name="P19"/>
      <text:p text:style-name="P19"/>
      <text:p text:style-name="P19"/>
      <text:p text:style-name="P19"/>
      <text:p text:style-name="P18"/>
      <text:p text:style-name="P17">https://pyimagesearch.com/2016/11/07/intersection-over-union-iou-for-object-detection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2:33:10.150000000</meta:creation-date>
    <dc:date>2024-06-25T15:44:23.176000000</dc:date>
    <meta:editing-duration>P1DT4H9M19S</meta:editing-duration>
    <meta:editing-cycles>40</meta:editing-cycles>
    <meta:generator>LibreOffice/7.6.6.3$Windows_X86_64 LibreOffice_project/d97b2716a9a4a2ce1391dee1765565ea469b0ae7</meta:generator>
    <meta:document-statistic meta:table-count="0" meta:image-count="0" meta:object-count="0" meta:page-count="3" meta:paragraph-count="68" meta:word-count="431" meta:character-count="3572" meta:non-whitespace-character-count="3195"/>
  </office:meta>
</office:document-meta>
</file>